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hap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&amp;&quot;=&quot;&amp;[.C4]&amp;&quot;.&quot;&amp;[.D4]" office:value-type="string" office:string-value="1=Mar.1" calcext:value-type="string">
            <text:p>1=Mar.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&amp;&quot;=&quot;&amp;[.C5]&amp;&quot;.&quot;&amp;[.D5]" office:value-type="string" office:string-value="2=Mar.2" calcext:value-type="string">
            <text:p>2=Mar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]&amp;&quot;=&quot;&amp;[.C6]&amp;&quot;.&quot;&amp;[.D6]" office:value-type="string" office:string-value="3=Mar.3" calcext:value-type="string">
            <text:p>3=Mar.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]&amp;&quot;=&quot;&amp;[.C7]&amp;&quot;.&quot;&amp;[.D7]" office:value-type="string" office:string-value="4=Mar.4" calcext:value-type="string">
            <text:p>4=Mar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&amp;&quot;=&quot;&amp;[.C8]&amp;&quot;.&quot;&amp;[.D8]" office:value-type="string" office:string-value="5=Mar.5" calcext:value-type="string">
            <text:p>5=Mar.5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9]&amp;&quot;=&quot;&amp;[.C9]&amp;&quot;.&quot;&amp;[.D9]" office:value-type="string" office:string-value="8=Mar.6" calcext:value-type="string">
            <text:p>8=Mar.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0]&amp;&quot;=&quot;&amp;[.C10]&amp;&quot;.&quot;&amp;[.D10]" office:value-type="string" office:string-value="9=Mar.7" calcext:value-type="string">
            <text:p>9=Mar.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1]&amp;&quot;=&quot;&amp;[.C11]&amp;&quot;.&quot;&amp;[.D11]" office:value-type="string" office:string-value="10=Mar.8" calcext:value-type="string">
            <text:p>10=Mar.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2]&amp;&quot;=&quot;&amp;[.C12]&amp;&quot;.&quot;&amp;[.D12]" office:value-type="string" office:string-value="11=Mar.9" calcext:value-type="string">
            <text:p>11=Mar.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3]&amp;&quot;=&quot;&amp;[.C13]&amp;&quot;.&quot;&amp;[.D13]" office:value-type="string" office:string-value="12=Mar.10" calcext:value-type="string">
            <text:p>12=Mar.10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4]&amp;&quot;=&quot;&amp;[.C14]&amp;&quot;.&quot;&amp;[.D14]" office:value-type="string" office:string-value="15=Mar.11" calcext:value-type="string">
            <text:p>15=Mar.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5]&amp;&quot;=&quot;&amp;[.C15]&amp;&quot;.&quot;&amp;[.D15]" office:value-type="string" office:string-value="16=Mar.12" calcext:value-type="string">
            <text:p>16=Mar.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6]&amp;&quot;=&quot;&amp;[.C16]&amp;&quot;.&quot;&amp;[.D16]" office:value-type="string" office:string-value="17=Mar.13" calcext:value-type="string">
            <text:p>17=Mar.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7]&amp;&quot;=&quot;&amp;[.C17]&amp;&quot;.&quot;&amp;[.D17]" office:value-type="string" office:string-value="18=Mar.14" calcext:value-type="string">
            <text:p>18=Mar.1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8]&amp;&quot;=&quot;&amp;[.C18]&amp;&quot;.&quot;&amp;[.D18]" office:value-type="string" office:string-value="19=Mar.15" calcext:value-type="string">
            <text:p>19=Mar.15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9]&amp;&quot;=&quot;&amp;[.C19]&amp;&quot;.&quot;&amp;[.D19]" office:value-type="string" office:string-value="22=Mar.16" calcext:value-type="string">
            <text:p>22=Mar.1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&amp;&quot;=&quot;&amp;[.C20]&amp;&quot;.&quot;&amp;[.D20]" office:value-type="string" office:string-value="23=Acts.1" calcext:value-type="string">
            <text:p>23=Acts.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]&amp;&quot;=&quot;&amp;[.C21]&amp;&quot;.&quot;&amp;[.D21]" office:value-type="string" office:string-value="24=Acts.2" calcext:value-type="string">
            <text:p>24=Acts.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2]&amp;&quot;=&quot;&amp;[.C22]&amp;&quot;.&quot;&amp;[.D22]" office:value-type="string" office:string-value="25=Acts.3" calcext:value-type="string">
            <text:p>25=Acts.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3]&amp;&quot;=&quot;&amp;[.C23]&amp;&quot;.&quot;&amp;[.D23]" office:value-type="string" office:string-value="26=Acts.4" calcext:value-type="string">
            <text:p>26=Acts.4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]&amp;&quot;=&quot;&amp;[.C24]&amp;&quot;.&quot;&amp;[.D24]" office:value-type="string" office:string-value="29=Acts.5" calcext:value-type="string">
            <text:p>29=Acts.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5]&amp;&quot;=&quot;&amp;[.C25]&amp;&quot;.&quot;&amp;[.D25]" office:value-type="string" office:string-value="30=Acts.6" calcext:value-type="string">
            <text:p>30=Acts.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6]&amp;&quot;=&quot;&amp;[.C26]&amp;&quot;.&quot;&amp;[.D26]" office:value-type="string" office:string-value="31=Acts.7" calcext:value-type="string">
            <text:p>31=Acts.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7]&amp;&quot;=&quot;&amp;[.C27]&amp;&quot;.&quot;&amp;[.D27]" office:value-type="string" office:string-value="32=Acts.8" calcext:value-type="string">
            <text:p>32=Acts.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28]&amp;&quot;=&quot;&amp;[.C28]&amp;&quot;.&quot;&amp;[.D28]" office:value-type="string" office:string-value="33=Acts.9" calcext:value-type="string">
            <text:p>33=Acts.9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ct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9]&amp;&quot;=&quot;&amp;[.C29]&amp;&quot;.&quot;&amp;[.D29]" office:value-type="string" office:string-value="36=Acts.10" calcext:value-type="string">
            <text:p>36=Acts.1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30]&amp;&quot;=&quot;&amp;[.C30]&amp;&quot;.&quot;&amp;[.D30]" office:value-type="string" office:string-value="37=Acts.11" calcext:value-type="string">
            <text:p>37=Acts.1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31]&amp;&quot;=&quot;&amp;[.C31]&amp;&quot;.&quot;&amp;[.D31]" office:value-type="string" office:string-value="38=Acts.12" calcext:value-type="string">
            <text:p>38=Acts.1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32]&amp;&quot;=&quot;&amp;[.C32]&amp;&quot;.&quot;&amp;[.D32]" office:value-type="string" office:string-value="39=Acts.13" calcext:value-type="string">
            <text:p>39=Acts.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33]&amp;&quot;=&quot;&amp;[.C33]&amp;&quot;.&quot;&amp;[.D33]" office:value-type="string" office:string-value="40=Acts.14" calcext:value-type="string">
            <text:p>40=Acts.14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4]&amp;&quot;=&quot;&amp;[.C34]&amp;&quot;.&quot;&amp;[.D34]" office:value-type="string" office:string-value="43=Acts.15" calcext:value-type="string">
            <text:p>43=Acts.1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35]&amp;&quot;=&quot;&amp;[.C35]&amp;&quot;.&quot;&amp;[.D35]" office:value-type="string" office:string-value="44=Acts.16" calcext:value-type="string">
            <text:p>44=Acts.1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cts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36]&amp;&quot;=&quot;&amp;[.C36]&amp;&quot;.&quot;&amp;[.D36]" office:value-type="string" office:string-value="45=Acts.17" calcext:value-type="string">
            <text:p>45=Acts.1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37]&amp;&quot;=&quot;&amp;[.C37]&amp;&quot;.&quot;&amp;[.D37]" office:value-type="string" office:string-value="46=Acts.18" calcext:value-type="string">
            <text:p>46=Acts.1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cts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38]&amp;&quot;=&quot;&amp;[.C38]&amp;&quot;.&quot;&amp;[.D38]" office:value-type="string" office:string-value="47=Acts.19" calcext:value-type="string">
            <text:p>47=Acts.19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9]&amp;&quot;=&quot;&amp;[.C39]&amp;&quot;.&quot;&amp;[.D39]" office:value-type="string" office:string-value="50=Acts.20" calcext:value-type="string">
            <text:p>50=Acts.2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cts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40]&amp;&quot;=&quot;&amp;[.C40]&amp;&quot;.&quot;&amp;[.D40]" office:value-type="string" office:string-value="51=Acts.21" calcext:value-type="string">
            <text:p>51=Acts.2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Acts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41]&amp;&quot;=&quot;&amp;[.C41]&amp;&quot;.&quot;&amp;[.D41]" office:value-type="string" office:string-value="52=Acts.22" calcext:value-type="string">
            <text:p>52=Acts.2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cts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42]&amp;&quot;=&quot;&amp;[.C42]&amp;&quot;.&quot;&amp;[.D42]" office:value-type="string" office:string-value="53=Acts.23" calcext:value-type="string">
            <text:p>53=Acts.2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Act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43]&amp;&quot;=&quot;&amp;[.C43]&amp;&quot;.&quot;&amp;[.D43]" office:value-type="string" office:string-value="54=Acts.24" calcext:value-type="string">
            <text:p>54=Acts.24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ts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44]&amp;&quot;=&quot;&amp;[.C44]&amp;&quot;.&quot;&amp;[.D44]" office:value-type="string" office:string-value="57=Acts.25" calcext:value-type="string">
            <text:p>57=Acts.2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cts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45]&amp;&quot;=&quot;&amp;[.C45]&amp;&quot;.&quot;&amp;[.D45]" office:value-type="string" office:string-value="58=Acts.26" calcext:value-type="string">
            <text:p>58=Acts.2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cts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46]&amp;&quot;=&quot;&amp;[.C46]&amp;&quot;.&quot;&amp;[.D46]" office:value-type="string" office:string-value="59=Acts.27" calcext:value-type="string">
            <text:p>59=Acts.2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ts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47]&amp;&quot;=&quot;&amp;[.C47]&amp;&quot;.&quot;&amp;[.D47]" office:value-type="string" office:string-value="60=Acts.28" calcext:value-type="string">
            <text:p>60=Acts.2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He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8]&amp;&quot;=&quot;&amp;[.C48]&amp;&quot;.&quot;&amp;[.D48]" office:value-type="string" office:string-value="61=Heb.1" calcext:value-type="string">
            <text:p>61=Heb.1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e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9]&amp;&quot;=&quot;&amp;[.C49]&amp;&quot;.&quot;&amp;[.D49]" office:value-type="string" office:string-value="64=Heb.2" calcext:value-type="string">
            <text:p>64=Heb.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Heb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0]&amp;&quot;=&quot;&amp;[.C50]&amp;&quot;.&quot;&amp;[.D50]" office:value-type="string" office:string-value="65=Heb.3" calcext:value-type="string">
            <text:p>65=Heb.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Heb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1]&amp;&quot;=&quot;&amp;[.C51]&amp;&quot;.&quot;&amp;[.D51]" office:value-type="string" office:string-value="66=Heb.4" calcext:value-type="string">
            <text:p>66=Heb.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eb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]&amp;&quot;=&quot;&amp;[.C52]&amp;&quot;.&quot;&amp;[.D52]" office:value-type="string" office:string-value="67=Heb.5" calcext:value-type="string">
            <text:p>67=Heb.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eb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3]&amp;&quot;=&quot;&amp;[.C53]&amp;&quot;.&quot;&amp;[.D53]" office:value-type="string" office:string-value="68=Heb.6" calcext:value-type="string">
            <text:p>68=Heb.6</text:p>
          </table:table-cell>
        </table:table-row>
        <table:table-row table:style-name="ro1">
          <table:table-cell office:value-type="string" calcext:value-type="string">
            <text:p>Week 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eb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4]&amp;&quot;=&quot;&amp;[.C54]&amp;&quot;.&quot;&amp;[.D54]" office:value-type="string" office:string-value="71=Heb.7" calcext:value-type="string">
            <text:p>71=Heb.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eb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5]&amp;&quot;=&quot;&amp;[.C55]&amp;&quot;.&quot;&amp;[.D55]" office:value-type="string" office:string-value="72=Heb.8" calcext:value-type="string">
            <text:p>72=Heb.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eb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56]&amp;&quot;=&quot;&amp;[.C56]&amp;&quot;.&quot;&amp;[.D56]" office:value-type="string" office:string-value="73=Heb.9" calcext:value-type="string">
            <text:p>73=Heb.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Heb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7]&amp;&quot;=&quot;&amp;[.C57]&amp;&quot;.&quot;&amp;[.D57]" office:value-type="string" office:string-value="74=Heb.10" calcext:value-type="string">
            <text:p>74=Heb.1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Heb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58]&amp;&quot;=&quot;&amp;[.C58]&amp;&quot;.&quot;&amp;[.D58]" office:value-type="string" office:string-value="75=Heb.11" calcext:value-type="string">
            <text:p>75=Heb.11</text:p>
          </table:table-cell>
        </table:table-row>
        <table:table-row table:style-name="ro1">
          <table:table-cell office:value-type="string" calcext:value-type="string">
            <text:p>Week 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eb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59]&amp;&quot;=&quot;&amp;[.C59]&amp;&quot;.&quot;&amp;[.D59]" office:value-type="string" office:string-value="78=Heb.12" calcext:value-type="string">
            <text:p>78=Heb.1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eb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60]&amp;&quot;=&quot;&amp;[.C60]&amp;&quot;.&quot;&amp;[.D60]" office:value-type="string" office:string-value="79=Heb.13" calcext:value-type="string">
            <text:p>79=Heb.1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]&amp;&quot;=&quot;&amp;[.C61]&amp;&quot;.&quot;&amp;[.D61]" office:value-type="string" office:string-value="80=Gal.1" calcext:value-type="string">
            <text:p>80=Gal.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a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2]&amp;&quot;=&quot;&amp;[.C62]&amp;&quot;.&quot;&amp;[.D62]" office:value-type="string" office:string-value="81=Gal.2" calcext:value-type="string">
            <text:p>81=Gal.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Ga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3]&amp;&quot;=&quot;&amp;[.C63]&amp;&quot;.&quot;&amp;[.D63]" office:value-type="string" office:string-value="82=Gal.3" calcext:value-type="string">
            <text:p>82=Gal.3</text:p>
          </table:table-cell>
        </table:table-row>
        <table:table-row table:style-name="ro1">
          <table:table-cell office:value-type="string" calcext:value-type="string">
            <text:p>Week 1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a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4]&amp;&quot;=&quot;&amp;[.C64]&amp;&quot;.&quot;&amp;[.D64]" office:value-type="string" office:string-value="85=Gal.4" calcext:value-type="string">
            <text:p>85=Gal.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a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]&amp;&quot;=&quot;&amp;[.C65]&amp;&quot;.&quot;&amp;[.D65]" office:value-type="string" office:string-value="86=Gal.5" calcext:value-type="string">
            <text:p>86=Gal.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Ga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6]&amp;&quot;=&quot;&amp;[.C66]&amp;&quot;.&quot;&amp;[.D66]" office:value-type="string" office:string-value="87=Gal.6" calcext:value-type="string">
            <text:p>87=Gal.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Ja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7]&amp;&quot;=&quot;&amp;[.C67]&amp;&quot;.&quot;&amp;[.D67]" office:value-type="string" office:string-value="88=Jas.1" calcext:value-type="string">
            <text:p>88=Jas.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Ja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8]&amp;&quot;=&quot;&amp;[.C68]&amp;&quot;.&quot;&amp;[.D68]" office:value-type="string" office:string-value="89=Jas.2" calcext:value-type="string">
            <text:p>89=Jas.2</text:p>
          </table:table-cell>
        </table:table-row>
        <table:table-row table:style-name="ro1">
          <table:table-cell office:value-type="string" calcext:value-type="string">
            <text:p>Week 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9]&amp;&quot;=&quot;&amp;[.C69]&amp;&quot;.&quot;&amp;[.D69]" office:value-type="string" office:string-value="92=Jas.3" calcext:value-type="string">
            <text:p>92=Jas.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Ja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0]&amp;&quot;=&quot;&amp;[.C70]&amp;&quot;.&quot;&amp;[.D70]" office:value-type="string" office:string-value="93=Jas.4" calcext:value-type="string">
            <text:p>93=Jas.4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Ja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]&amp;&quot;=&quot;&amp;[.C71]&amp;&quot;.&quot;&amp;[.D71]" office:value-type="string" office:string-value="94=Jas.5" calcext:value-type="string">
            <text:p>94=Jas.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at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2]&amp;&quot;=&quot;&amp;[.C72]&amp;&quot;.&quot;&amp;[.D72]" office:value-type="string" office:string-value="95=Matt.1" calcext:value-type="string">
            <text:p>95=Matt.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at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3]&amp;&quot;=&quot;&amp;[.C73]&amp;&quot;.&quot;&amp;[.D73]" office:value-type="string" office:string-value="96=Matt.2" calcext:value-type="string">
            <text:p>96=Matt.2</text:p>
          </table:table-cell>
        </table:table-row>
        <table:table-row table:style-name="ro1">
          <table:table-cell office:value-type="string" calcext:value-type="string">
            <text:p>Week 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t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4]&amp;&quot;=&quot;&amp;[.C74]&amp;&quot;.&quot;&amp;[.D74]" office:value-type="string" office:string-value="99=Matt.3" calcext:value-type="string">
            <text:p>99=Matt.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at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5]&amp;&quot;=&quot;&amp;[.C75]&amp;&quot;.&quot;&amp;[.D75]" office:value-type="string" office:string-value="100=Matt.4" calcext:value-type="string">
            <text:p>100=Matt.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Mat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]&amp;&quot;=&quot;&amp;[.C76]&amp;&quot;.&quot;&amp;[.D76]" office:value-type="string" office:string-value="101=Matt.5" calcext:value-type="string">
            <text:p>101=Matt.5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Matt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7]&amp;&quot;=&quot;&amp;[.C77]&amp;&quot;.&quot;&amp;[.D77]" office:value-type="string" office:string-value="102=Matt.6" calcext:value-type="string">
            <text:p>102=Matt.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Mat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8]&amp;&quot;=&quot;&amp;[.C78]&amp;&quot;.&quot;&amp;[.D78]" office:value-type="string" office:string-value="103=Matt.7" calcext:value-type="string">
            <text:p>103=Matt.7</text:p>
          </table:table-cell>
        </table:table-row>
        <table:table-row table:style-name="ro1">
          <table:table-cell office:value-type="string" calcext:value-type="string">
            <text:p>Week 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tt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9]&amp;&quot;=&quot;&amp;[.C79]&amp;&quot;.&quot;&amp;[.D79]" office:value-type="string" office:string-value="106=Matt.8" calcext:value-type="string">
            <text:p>106=Matt.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Matt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0]&amp;&quot;=&quot;&amp;[.C80]&amp;&quot;.&quot;&amp;[.D80]" office:value-type="string" office:string-value="107=Matt.9" calcext:value-type="string">
            <text:p>107=Matt.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Mat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1]&amp;&quot;=&quot;&amp;[.C81]&amp;&quot;.&quot;&amp;[.D81]" office:value-type="string" office:string-value="108=Matt.10" calcext:value-type="string">
            <text:p>108=Matt.1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Matt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82]&amp;&quot;=&quot;&amp;[.C82]&amp;&quot;.&quot;&amp;[.D82]" office:value-type="string" office:string-value="109=Matt.11" calcext:value-type="string">
            <text:p>109=Matt.1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Matt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83]&amp;&quot;=&quot;&amp;[.C83]&amp;&quot;.&quot;&amp;[.D83]" office:value-type="string" office:string-value="110=Matt.12" calcext:value-type="string">
            <text:p>110=Matt.12</text:p>
          </table:table-cell>
        </table:table-row>
        <table:table-row table:style-name="ro1">
          <table:table-cell office:value-type="string" calcext:value-type="string">
            <text:p>Week 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tt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84]&amp;&quot;=&quot;&amp;[.C84]&amp;&quot;.&quot;&amp;[.D84]" office:value-type="string" office:string-value="113=Matt.13" calcext:value-type="string">
            <text:p>113=Matt.1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Matt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5]&amp;&quot;=&quot;&amp;[.C85]&amp;&quot;.&quot;&amp;[.D85]" office:value-type="string" office:string-value="114=Matt.14" calcext:value-type="string">
            <text:p>114=Matt.1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Matt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86]&amp;&quot;=&quot;&amp;[.C86]&amp;&quot;.&quot;&amp;[.D86]" office:value-type="string" office:string-value="115=Matt.15" calcext:value-type="string">
            <text:p>115=Matt.1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Matt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87]&amp;&quot;=&quot;&amp;[.C87]&amp;&quot;.&quot;&amp;[.D87]" office:value-type="string" office:string-value="116=Matt.16" calcext:value-type="string">
            <text:p>116=Matt.1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att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88]&amp;&quot;=&quot;&amp;[.C88]&amp;&quot;.&quot;&amp;[.D88]" office:value-type="string" office:string-value="117=Matt.17" calcext:value-type="string">
            <text:p>117=Matt.17</text:p>
          </table:table-cell>
        </table:table-row>
        <table:table-row table:style-name="ro1">
          <table:table-cell office:value-type="string" calcext:value-type="string">
            <text:p>Week 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tt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89]&amp;&quot;=&quot;&amp;[.C89]&amp;&quot;.&quot;&amp;[.D89]" office:value-type="string" office:string-value="120=Matt.18" calcext:value-type="string">
            <text:p>120=Matt.1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Matt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90]&amp;&quot;=&quot;&amp;[.C90]&amp;&quot;.&quot;&amp;[.D90]" office:value-type="string" office:string-value="121=Matt.19" calcext:value-type="string">
            <text:p>121=Matt.19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Matt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91]&amp;&quot;=&quot;&amp;[.C91]&amp;&quot;.&quot;&amp;[.D91]" office:value-type="string" office:string-value="122=Matt.20" calcext:value-type="string">
            <text:p>122=Matt.2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Matt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92]&amp;&quot;=&quot;&amp;[.C92]&amp;&quot;.&quot;&amp;[.D92]" office:value-type="string" office:string-value="123=Matt.21" calcext:value-type="string">
            <text:p>123=Matt.2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Matt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93]&amp;&quot;=&quot;&amp;[.C93]&amp;&quot;.&quot;&amp;[.D93]" office:value-type="string" office:string-value="124=Matt.22" calcext:value-type="string">
            <text:p>124=Matt.22</text:p>
          </table:table-cell>
        </table:table-row>
        <table:table-row table:style-name="ro1">
          <table:table-cell office:value-type="string" calcext:value-type="string">
            <text:p>Week 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tt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94]&amp;&quot;=&quot;&amp;[.C94]&amp;&quot;.&quot;&amp;[.D94]" office:value-type="string" office:string-value="127=Matt.23" calcext:value-type="string">
            <text:p>127=Matt.2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Mat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95]&amp;&quot;=&quot;&amp;[.C95]&amp;&quot;.&quot;&amp;[.D95]" office:value-type="string" office:string-value="128=Matt.24" calcext:value-type="string">
            <text:p>128=Matt.24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Matt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96]&amp;&quot;=&quot;&amp;[.C96]&amp;&quot;.&quot;&amp;[.D96]" office:value-type="string" office:string-value="129=Matt.25" calcext:value-type="string">
            <text:p>129=Matt.2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Matt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97]&amp;&quot;=&quot;&amp;[.C97]&amp;&quot;.&quot;&amp;[.D97]" office:value-type="string" office:string-value="130=Matt.26" calcext:value-type="string">
            <text:p>130=Matt.26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tt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98]&amp;&quot;=&quot;&amp;[.C98]&amp;&quot;.&quot;&amp;[.D98]" office:value-type="string" office:string-value="131=Matt.27" calcext:value-type="string">
            <text:p>131=Matt.27</text:p>
          </table:table-cell>
        </table:table-row>
        <table:table-row table:style-name="ro1">
          <table:table-cell office:value-type="string" calcext:value-type="string">
            <text:p>Week 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t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99]&amp;&quot;=&quot;&amp;[.C99]&amp;&quot;.&quot;&amp;[.D99]" office:value-type="string" office:string-value="134=Matt.28" calcext:value-type="string">
            <text:p>134=Matt.2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Ro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0]&amp;&quot;=&quot;&amp;[.C100]&amp;&quot;.&quot;&amp;[.D100]" office:value-type="string" office:string-value="135=Rom.1" calcext:value-type="string">
            <text:p>135=Rom.1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&amp;&quot;=&quot;&amp;[.C101]&amp;&quot;.&quot;&amp;[.D101]" office:value-type="string" office:string-value="136=Rom.2" calcext:value-type="string">
            <text:p>136=Rom.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2]&amp;&quot;=&quot;&amp;[.C102]&amp;&quot;.&quot;&amp;[.D102]" office:value-type="string" office:string-value="137=Rom.3" calcext:value-type="string">
            <text:p>137=Rom.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Ro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03]&amp;&quot;=&quot;&amp;[.C103]&amp;&quot;.&quot;&amp;[.D103]" office:value-type="string" office:string-value="138=Rom.4" calcext:value-type="string">
            <text:p>138=Rom.4</text:p>
          </table:table-cell>
        </table:table-row>
        <table:table-row table:style-name="ro1">
          <table:table-cell office:value-type="string" calcext:value-type="string">
            <text:p>Week 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om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4]&amp;&quot;=&quot;&amp;[.C104]&amp;&quot;.&quot;&amp;[.D104]" office:value-type="string" office:string-value="141=Rom.5" calcext:value-type="string">
            <text:p>141=Rom.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Ro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5]&amp;&quot;=&quot;&amp;[.C105]&amp;&quot;.&quot;&amp;[.D105]" office:value-type="string" office:string-value="142=Rom.6" calcext:value-type="string">
            <text:p>142=Rom.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Rom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06]&amp;&quot;=&quot;&amp;[.C106]&amp;&quot;.&quot;&amp;[.D106]" office:value-type="string" office:string-value="143=Rom.7" calcext:value-type="string">
            <text:p>143=Rom.7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Ro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07]&amp;&quot;=&quot;&amp;[.C107]&amp;&quot;.&quot;&amp;[.D107]" office:value-type="string" office:string-value="144=Rom.8" calcext:value-type="string">
            <text:p>144=Rom.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Rom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08]&amp;&quot;=&quot;&amp;[.C108]&amp;&quot;.&quot;&amp;[.D108]" office:value-type="string" office:string-value="145=Rom.9" calcext:value-type="string">
            <text:p>145=Rom.9</text:p>
          </table:table-cell>
        </table:table-row>
        <table:table-row table:style-name="ro1">
          <table:table-cell office:value-type="string" calcext:value-type="string">
            <text:p>Week 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om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9]&amp;&quot;=&quot;&amp;[.C109]&amp;&quot;.&quot;&amp;[.D109]" office:value-type="string" office:string-value="148=Rom.10" calcext:value-type="string">
            <text:p>148=Rom.1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Rom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0]&amp;&quot;=&quot;&amp;[.C110]&amp;&quot;.&quot;&amp;[.D110]" office:value-type="string" office:string-value="149=Rom.11" calcext:value-type="string">
            <text:p>149=Rom.1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Rom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11]&amp;&quot;=&quot;&amp;[.C111]&amp;&quot;.&quot;&amp;[.D111]" office:value-type="string" office:string-value="150=Rom.12" calcext:value-type="string">
            <text:p>150=Rom.12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Rom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12]&amp;&quot;=&quot;&amp;[.C112]&amp;&quot;.&quot;&amp;[.D112]" office:value-type="string" office:string-value="151=Rom.13" calcext:value-type="string">
            <text:p>151=Rom.13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Ro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13]&amp;&quot;=&quot;&amp;[.C113]&amp;&quot;.&quot;&amp;[.D113]" office:value-type="string" office:string-value="152=Rom.14" calcext:value-type="string">
            <text:p>152=Rom.14</text:p>
          </table:table-cell>
        </table:table-row>
        <table:table-row table:style-name="ro1">
          <table:table-cell office:value-type="string" calcext:value-type="string">
            <text:p>Week 2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om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14]&amp;&quot;=&quot;&amp;[.C114]&amp;&quot;.&quot;&amp;[.D114]" office:value-type="string" office:string-value="155=Rom.15" calcext:value-type="string">
            <text:p>155=Rom.1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Rom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15]&amp;&quot;=&quot;&amp;[.C115]&amp;&quot;.&quot;&amp;[.D115]" office:value-type="string" office:string-value="156=Rom.16" calcext:value-type="string">
            <text:p>156=Rom.1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Ep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6]&amp;&quot;=&quot;&amp;[.C116]&amp;&quot;.&quot;&amp;[.D116]" office:value-type="string" office:string-value="157=Eph.1" calcext:value-type="string">
            <text:p>157=Eph.1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Eph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&amp;&quot;=&quot;&amp;[.C117]&amp;&quot;.&quot;&amp;[.D117]" office:value-type="string" office:string-value="158=Eph.2" calcext:value-type="string">
            <text:p>158=Eph.2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Eph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18]&amp;&quot;=&quot;&amp;[.C118]&amp;&quot;.&quot;&amp;[.D118]" office:value-type="string" office:string-value="159=Eph.3" calcext:value-type="string">
            <text:p>159=Eph.3</text:p>
          </table:table-cell>
        </table:table-row>
        <table:table-row table:style-name="ro1">
          <table:table-cell office:value-type="string" calcext:value-type="string">
            <text:p>Week 2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p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9]&amp;&quot;=&quot;&amp;[.C119]&amp;&quot;.&quot;&amp;[.D119]" office:value-type="string" office:string-value="162=Eph.4" calcext:value-type="string">
            <text:p>162=Eph.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Eph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0]&amp;&quot;=&quot;&amp;[.C120]&amp;&quot;.&quot;&amp;[.D120]" office:value-type="string" office:string-value="163=Eph.5" calcext:value-type="string">
            <text:p>163=Eph.5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Eph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21]&amp;&quot;=&quot;&amp;[.C121]&amp;&quot;.&quot;&amp;[.D121]" office:value-type="string" office:string-value="164=Eph.6" calcext:value-type="string">
            <text:p>164=Eph.6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Phi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2]&amp;&quot;=&quot;&amp;[.C122]&amp;&quot;.&quot;&amp;[.D122]" office:value-type="string" office:string-value="165=Phil.1" calcext:value-type="string">
            <text:p>165=Phil.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Phi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3]&amp;&quot;=&quot;&amp;[.C123]&amp;&quot;.&quot;&amp;[.D123]" office:value-type="string" office:string-value="166=Phil.2" calcext:value-type="string">
            <text:p>166=Phil.2</text:p>
          </table:table-cell>
        </table:table-row>
        <table:table-row table:style-name="ro1">
          <table:table-cell office:value-type="string" calcext:value-type="string">
            <text:p>Week 2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hi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24]&amp;&quot;=&quot;&amp;[.C124]&amp;&quot;.&quot;&amp;[.D124]" office:value-type="string" office:string-value="169=Phil.3" calcext:value-type="string">
            <text:p>169=Phil.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hi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25]&amp;&quot;=&quot;&amp;[.C125]&amp;&quot;.&quot;&amp;[.D125]" office:value-type="string" office:string-value="170=Phil.4" calcext:value-type="string">
            <text:p>170=Phil.4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6]&amp;&quot;=&quot;&amp;[.C126]&amp;&quot;.&quot;&amp;[.D126]" office:value-type="string" office:string-value="171=Col.1" calcext:value-type="string">
            <text:p>171=Col.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7]&amp;&quot;=&quot;&amp;[.C127]&amp;&quot;.&quot;&amp;[.D127]" office:value-type="string" office:string-value="172=Col.2" calcext:value-type="string">
            <text:p>172=Col.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Co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28]&amp;&quot;=&quot;&amp;[.C128]&amp;&quot;.&quot;&amp;[.D128]" office:value-type="string" office:string-value="173=Col.3" calcext:value-type="string">
            <text:p>173=Col.3</text:p>
          </table:table-cell>
        </table:table-row>
        <table:table-row table:style-name="ro1">
          <table:table-cell office:value-type="string" calcext:value-type="string">
            <text:p>Week 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29]&amp;&quot;=&quot;&amp;[.C129]&amp;&quot;.&quot;&amp;[.D129]" office:value-type="string" office:string-value="176=Col.4" calcext:value-type="string">
            <text:p>176=Col.4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Phl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0]&amp;&quot;=&quot;&amp;[.C130]&amp;&quot;.&quot;&amp;[.D130]" office:value-type="string" office:string-value="177=Phlm.1" calcext:value-type="string">
            <text:p>177=Phlm.1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1]&amp;&quot;=&quot;&amp;[.C131]&amp;&quot;.&quot;&amp;[.D131]" office:value-type="string" office:string-value="178=Luke.1" calcext:value-type="string">
            <text:p>178=Luke.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&amp;&quot;=&quot;&amp;[.C132]&amp;&quot;.&quot;&amp;[.D132]" office:value-type="string" office:string-value="179=Luke.2" calcext:value-type="string">
            <text:p>179=Luke.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Luk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33]&amp;&quot;=&quot;&amp;[.C133]&amp;&quot;.&quot;&amp;[.D133]" office:value-type="string" office:string-value="180=Luke.3" calcext:value-type="string">
            <text:p>180=Luke.3</text:p>
          </table:table-cell>
        </table:table-row>
        <table:table-row table:style-name="ro1">
          <table:table-cell office:value-type="string" calcext:value-type="string">
            <text:p>Week 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34]&amp;&quot;=&quot;&amp;[.C134]&amp;&quot;.&quot;&amp;[.D134]" office:value-type="string" office:string-value="183=Luke.4" calcext:value-type="string">
            <text:p>183=Luke.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5]&amp;&quot;=&quot;&amp;[.C135]&amp;&quot;.&quot;&amp;[.D135]" office:value-type="string" office:string-value="184=Luke.5" calcext:value-type="string">
            <text:p>184=Luke.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36]&amp;&quot;=&quot;&amp;[.C136]&amp;&quot;.&quot;&amp;[.D136]" office:value-type="string" office:string-value="185=Luke.6" calcext:value-type="string">
            <text:p>185=Luke.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7]&amp;&quot;=&quot;&amp;[.C137]&amp;&quot;.&quot;&amp;[.D137]" office:value-type="string" office:string-value="186=Luke.7" calcext:value-type="string">
            <text:p>186=Luke.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38]&amp;&quot;=&quot;&amp;[.C138]&amp;&quot;.&quot;&amp;[.D138]" office:value-type="string" office:string-value="187=Luke.8" calcext:value-type="string">
            <text:p>187=Luke.8</text:p>
          </table:table-cell>
        </table:table-row>
        <table:table-row table:style-name="ro1">
          <table:table-cell office:value-type="string" calcext:value-type="string">
            <text:p>Week 2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9]&amp;&quot;=&quot;&amp;[.C139]&amp;&quot;.&quot;&amp;[.D139]" office:value-type="string" office:string-value="190=Luke.9" calcext:value-type="string">
            <text:p>190=Luke.9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40]&amp;&quot;=&quot;&amp;[.C140]&amp;&quot;.&quot;&amp;[.D140]" office:value-type="string" office:string-value="191=Luke.10" calcext:value-type="string">
            <text:p>191=Luke.1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41]&amp;&quot;=&quot;&amp;[.C141]&amp;&quot;.&quot;&amp;[.D141]" office:value-type="string" office:string-value="192=Luke.11" calcext:value-type="string">
            <text:p>192=Luke.1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42]&amp;&quot;=&quot;&amp;[.C142]&amp;&quot;.&quot;&amp;[.D142]" office:value-type="string" office:string-value="193=Luke.12" calcext:value-type="string">
            <text:p>193=Luke.12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3]&amp;&quot;=&quot;&amp;[.C143]&amp;&quot;.&quot;&amp;[.D143]" office:value-type="string" office:string-value="194=Luke.13" calcext:value-type="string">
            <text:p>194=Luke.13</text:p>
          </table:table-cell>
        </table:table-row>
        <table:table-row table:style-name="ro1">
          <table:table-cell office:value-type="string" calcext:value-type="string">
            <text:p>Week 2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44]&amp;&quot;=&quot;&amp;[.C144]&amp;&quot;.&quot;&amp;[.D144]" office:value-type="string" office:string-value="197=Luke.14" calcext:value-type="string">
            <text:p>197=Luke.14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45]&amp;&quot;=&quot;&amp;[.C145]&amp;&quot;.&quot;&amp;[.D145]" office:value-type="string" office:string-value="198=Luke.15" calcext:value-type="string">
            <text:p>198=Luke.1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46]&amp;&quot;=&quot;&amp;[.C146]&amp;&quot;.&quot;&amp;[.D146]" office:value-type="string" office:string-value="199=Luke.16" calcext:value-type="string">
            <text:p>199=Luke.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47]&amp;&quot;=&quot;&amp;[.C147]&amp;&quot;.&quot;&amp;[.D147]" office:value-type="string" office:string-value="200=Luke.17" calcext:value-type="string">
            <text:p>200=Luke.1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48]&amp;&quot;=&quot;&amp;[.C148]&amp;&quot;.&quot;&amp;[.D148]" office:value-type="string" office:string-value="201=Luke.18" calcext:value-type="string">
            <text:p>201=Luke.18</text:p>
          </table:table-cell>
        </table:table-row>
        <table:table-row table:style-name="ro1">
          <table:table-cell office:value-type="string" calcext:value-type="string">
            <text:p>Week 3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49]&amp;&quot;=&quot;&amp;[.C149]&amp;&quot;.&quot;&amp;[.D149]" office:value-type="string" office:string-value="204=Luke.19" calcext:value-type="string">
            <text:p>204=Luke.1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50]&amp;&quot;=&quot;&amp;[.C150]&amp;&quot;.&quot;&amp;[.D150]" office:value-type="string" office:string-value="205=Luke.20" calcext:value-type="string">
            <text:p>205=Luke.20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151]&amp;&quot;=&quot;&amp;[.C151]&amp;&quot;.&quot;&amp;[.D151]" office:value-type="string" office:string-value="206=Luke.21" calcext:value-type="string">
            <text:p>206=Luke.2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Luk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152]&amp;&quot;=&quot;&amp;[.C152]&amp;&quot;.&quot;&amp;[.D152]" office:value-type="string" office:string-value="207=Luke.22" calcext:value-type="string">
            <text:p>207=Luke.2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Luke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153]&amp;&quot;=&quot;&amp;[.C153]&amp;&quot;.&quot;&amp;[.D153]" office:value-type="string" office:string-value="208=Luke.23" calcext:value-type="string">
            <text:p>208=Luke.23</text:p>
          </table:table-cell>
        </table:table-row>
        <table:table-row table:style-name="ro1">
          <table:table-cell office:value-type="string" calcext:value-type="string">
            <text:p>Week 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54]&amp;&quot;=&quot;&amp;[.C154]&amp;&quot;.&quot;&amp;[.D154]" office:value-type="string" office:string-value="211=Luke.24" calcext:value-type="string">
            <text:p>211=Luke.24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1C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5]&amp;&quot;=&quot;&amp;[.C155]&amp;&quot;.&quot;&amp;[.D155]" office:value-type="string" office:string-value="212=1Cor.1" calcext:value-type="string">
            <text:p>212=1Cor.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1C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6]&amp;&quot;=&quot;&amp;[.C156]&amp;&quot;.&quot;&amp;[.D156]" office:value-type="string" office:string-value="213=1Cor.2" calcext:value-type="string">
            <text:p>213=1Cor.2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1Co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57]&amp;&quot;=&quot;&amp;[.C157]&amp;&quot;.&quot;&amp;[.D157]" office:value-type="string" office:string-value="214=1Cor.3" calcext:value-type="string">
            <text:p>214=1Cor.3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1Co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58]&amp;&quot;=&quot;&amp;[.C158]&amp;&quot;.&quot;&amp;[.D158]" office:value-type="string" office:string-value="215=1Cor.4" calcext:value-type="string">
            <text:p>215=1Cor.4</text:p>
          </table:table-cell>
        </table:table-row>
        <table:table-row table:style-name="ro1">
          <table:table-cell office:value-type="string" calcext:value-type="string">
            <text:p>Week 3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Co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9]&amp;&quot;=&quot;&amp;[.C159]&amp;&quot;.&quot;&amp;[.D159]" office:value-type="string" office:string-value="218=1Cor.5" calcext:value-type="string">
            <text:p>218=1Cor.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1C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60]&amp;&quot;=&quot;&amp;[.C160]&amp;&quot;.&quot;&amp;[.D160]" office:value-type="string" office:string-value="219=1Cor.6" calcext:value-type="string">
            <text:p>219=1Cor.6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1C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61]&amp;&quot;=&quot;&amp;[.C161]&amp;&quot;.&quot;&amp;[.D161]" office:value-type="string" office:string-value="220=1Cor.7" calcext:value-type="string">
            <text:p>220=1Cor.7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1Co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62]&amp;&quot;=&quot;&amp;[.C162]&amp;&quot;.&quot;&amp;[.D162]" office:value-type="string" office:string-value="221=1Cor.8" calcext:value-type="string">
            <text:p>221=1Cor.8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1C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63]&amp;&quot;=&quot;&amp;[.C163]&amp;&quot;.&quot;&amp;[.D163]" office:value-type="string" office:string-value="222=1Cor.9" calcext:value-type="string">
            <text:p>222=1Cor.9</text:p>
          </table:table-cell>
        </table:table-row>
        <table:table-row table:style-name="ro1">
          <table:table-cell office:value-type="string" calcext:value-type="string">
            <text:p>Week 3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C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64]&amp;&quot;=&quot;&amp;[.C164]&amp;&quot;.&quot;&amp;[.D164]" office:value-type="string" office:string-value="225=1Cor.10" calcext:value-type="string">
            <text:p>225=1Cor.1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1C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5]&amp;&quot;=&quot;&amp;[.C165]&amp;&quot;.&quot;&amp;[.D165]" office:value-type="string" office:string-value="226=1Cor.11" calcext:value-type="string">
            <text:p>226=1Cor.1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1C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6]&amp;&quot;=&quot;&amp;[.C166]&amp;&quot;.&quot;&amp;[.D166]" office:value-type="string" office:string-value="227=1Cor.12" calcext:value-type="string">
            <text:p>227=1Cor.12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1Co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67]&amp;&quot;=&quot;&amp;[.C167]&amp;&quot;.&quot;&amp;[.D167]" office:value-type="string" office:string-value="228=1Cor.13" calcext:value-type="string">
            <text:p>228=1Cor.13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1Cor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8]&amp;&quot;=&quot;&amp;[.C168]&amp;&quot;.&quot;&amp;[.D168]" office:value-type="string" office:string-value="229=1Cor.14" calcext:value-type="string">
            <text:p>229=1Cor.14</text:p>
          </table:table-cell>
        </table:table-row>
        <table:table-row table:style-name="ro1">
          <table:table-cell office:value-type="string" calcext:value-type="string">
            <text:p>Week 3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C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9]&amp;&quot;=&quot;&amp;[.C169]&amp;&quot;.&quot;&amp;[.D169]" office:value-type="string" office:string-value="232=1Cor.15" calcext:value-type="string">
            <text:p>232=1Cor.15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1Cor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0]&amp;&quot;=&quot;&amp;[.C170]&amp;&quot;.&quot;&amp;[.D170]" office:value-type="string" office:string-value="233=1Cor.16" calcext:value-type="string">
            <text:p>233=1Cor.1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2C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1]&amp;&quot;=&quot;&amp;[.C171]&amp;&quot;.&quot;&amp;[.D171]" office:value-type="string" office:string-value="234=2Cor.1" calcext:value-type="string">
            <text:p>234=2Cor.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2C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2]&amp;&quot;=&quot;&amp;[.C172]&amp;&quot;.&quot;&amp;[.D172]" office:value-type="string" office:string-value="235=2Cor.2" calcext:value-type="string">
            <text:p>235=2Cor.2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2Co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73]&amp;&quot;=&quot;&amp;[.C173]&amp;&quot;.&quot;&amp;[.D173]" office:value-type="string" office:string-value="236=2Cor.3" calcext:value-type="string">
            <text:p>236=2Cor.3</text:p>
          </table:table-cell>
        </table:table-row>
        <table:table-row table:style-name="ro1">
          <table:table-cell office:value-type="string" calcext:value-type="string">
            <text:p>Week 3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2Co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74]&amp;&quot;=&quot;&amp;[.C174]&amp;&quot;.&quot;&amp;[.D174]" office:value-type="string" office:string-value="239=2Cor.4" calcext:value-type="string">
            <text:p>239=2Cor.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2Co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5]&amp;&quot;=&quot;&amp;[.C175]&amp;&quot;.&quot;&amp;[.D175]" office:value-type="string" office:string-value="240=2Cor.5" calcext:value-type="string">
            <text:p>240=2Cor.5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2C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76]&amp;&quot;=&quot;&amp;[.C176]&amp;&quot;.&quot;&amp;[.D176]" office:value-type="string" office:string-value="241=2Cor.6" calcext:value-type="string">
            <text:p>241=2Cor.6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2C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77]&amp;&quot;=&quot;&amp;[.C177]&amp;&quot;.&quot;&amp;[.D177]" office:value-type="string" office:string-value="242=2Cor.7" calcext:value-type="string">
            <text:p>242=2Cor.7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Co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8]&amp;&quot;=&quot;&amp;[.C178]&amp;&quot;.&quot;&amp;[.D178]" office:value-type="string" office:string-value="243=2Cor.8" calcext:value-type="string">
            <text:p>243=2Cor.8</text:p>
          </table:table-cell>
        </table:table-row>
        <table:table-row table:style-name="ro1">
          <table:table-cell office:value-type="string" calcext:value-type="string">
            <text:p>Week 3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C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79]&amp;&quot;=&quot;&amp;[.C179]&amp;&quot;.&quot;&amp;[.D179]" office:value-type="string" office:string-value="246=2Cor.9" calcext:value-type="string">
            <text:p>246=2Cor.9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2C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80]&amp;&quot;=&quot;&amp;[.C180]&amp;&quot;.&quot;&amp;[.D180]" office:value-type="string" office:string-value="247=2Cor.10" calcext:value-type="string">
            <text:p>247=2Cor.1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C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81]&amp;&quot;=&quot;&amp;[.C181]&amp;&quot;.&quot;&amp;[.D181]" office:value-type="string" office:string-value="248=2Cor.11" calcext:value-type="string">
            <text:p>248=2Cor.11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C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2]&amp;&quot;=&quot;&amp;[.C182]&amp;&quot;.&quot;&amp;[.D182]" office:value-type="string" office:string-value="249=2Cor.12" calcext:value-type="string">
            <text:p>249=2Cor.1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Co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83]&amp;&quot;=&quot;&amp;[.C183]&amp;&quot;.&quot;&amp;[.D183]" office:value-type="string" office:string-value="250=2Cor.13" calcext:value-type="string">
            <text:p>250=2Cor.13</text:p>
          </table:table-cell>
        </table:table-row>
        <table:table-row table:style-name="ro1">
          <table:table-cell office:value-type="string" calcext:value-type="string">
            <text:p>Week 3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Ti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4]&amp;&quot;=&quot;&amp;[.C184]&amp;&quot;.&quot;&amp;[.D184]" office:value-type="string" office:string-value="253=1Tim.1" calcext:value-type="string">
            <text:p>253=1Tim.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1Ti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5]&amp;&quot;=&quot;&amp;[.C185]&amp;&quot;.&quot;&amp;[.D185]" office:value-type="string" office:string-value="254=1Tim.2" calcext:value-type="string">
            <text:p>254=1Tim.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1Ti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86]&amp;&quot;=&quot;&amp;[.C186]&amp;&quot;.&quot;&amp;[.D186]" office:value-type="string" office:string-value="255=1Tim.3" calcext:value-type="string">
            <text:p>255=1Tim.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1Ti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87]&amp;&quot;=&quot;&amp;[.C187]&amp;&quot;.&quot;&amp;[.D187]" office:value-type="string" office:string-value="256=1Tim.4" calcext:value-type="string">
            <text:p>256=1Tim.4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1Tim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8]&amp;&quot;=&quot;&amp;[.C188]&amp;&quot;.&quot;&amp;[.D188]" office:value-type="string" office:string-value="257=1Tim.5" calcext:value-type="string">
            <text:p>257=1Tim.5</text:p>
          </table:table-cell>
        </table:table-row>
        <table:table-row table:style-name="ro1">
          <table:table-cell office:value-type="string" calcext:value-type="string">
            <text:p>Week 3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Ti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89]&amp;&quot;=&quot;&amp;[.C189]&amp;&quot;.&quot;&amp;[.D189]" office:value-type="string" office:string-value="260=1Tim.6" calcext:value-type="string">
            <text:p>260=1Tim.6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2Ti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0]&amp;&quot;=&quot;&amp;[.C190]&amp;&quot;.&quot;&amp;[.D190]" office:value-type="string" office:string-value="261=2Tim.1" calcext:value-type="string">
            <text:p>261=2Tim.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2Ti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1]&amp;&quot;=&quot;&amp;[.C191]&amp;&quot;.&quot;&amp;[.D191]" office:value-type="string" office:string-value="262=2Tim.2" calcext:value-type="string">
            <text:p>262=2Tim.2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2Ti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2]&amp;&quot;=&quot;&amp;[.C192]&amp;&quot;.&quot;&amp;[.D192]" office:value-type="string" office:string-value="263=2Tim.3" calcext:value-type="string">
            <text:p>263=2Tim.3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2Ti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3]&amp;&quot;=&quot;&amp;[.C193]&amp;&quot;.&quot;&amp;[.D193]" office:value-type="string" office:string-value="264=2Tim.4" calcext:value-type="string">
            <text:p>264=2Tim.4</text:p>
          </table:table-cell>
        </table:table-row>
        <table:table-row table:style-name="ro1">
          <table:table-cell office:value-type="string" calcext:value-type="string">
            <text:p>Week 3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itu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4]&amp;&quot;=&quot;&amp;[.C194]&amp;&quot;.&quot;&amp;[.D194]" office:value-type="string" office:string-value="267=Titus.1" calcext:value-type="string">
            <text:p>267=Titus.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Titu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5]&amp;&quot;=&quot;&amp;[.C195]&amp;&quot;.&quot;&amp;[.D195]" office:value-type="string" office:string-value="268=Titus.2" calcext:value-type="string">
            <text:p>268=Titus.2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Titu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6]&amp;&quot;=&quot;&amp;[.C196]&amp;&quot;.&quot;&amp;[.D196]" office:value-type="string" office:string-value="269=Titus.3" calcext:value-type="string">
            <text:p>269=Titus.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7]&amp;&quot;=&quot;&amp;[.C197]&amp;&quot;.&quot;&amp;[.D197]" office:value-type="string" office:string-value="270=1John.1" calcext:value-type="string">
            <text:p>270=1John.1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1Joh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8]&amp;&quot;=&quot;&amp;[.C198]&amp;&quot;.&quot;&amp;[.D198]" office:value-type="string" office:string-value="271=1John.2" calcext:value-type="string">
            <text:p>271=1John.2</text:p>
          </table:table-cell>
        </table:table-row>
        <table:table-row table:style-name="ro1">
          <table:table-cell office:value-type="string" calcext:value-type="string">
            <text:p>Week 4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Joh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9]&amp;&quot;=&quot;&amp;[.C199]&amp;&quot;.&quot;&amp;[.D199]" office:value-type="string" office:string-value="274=1John.3" calcext:value-type="string">
            <text:p>274=1John.3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1John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00]&amp;&quot;=&quot;&amp;[.C200]&amp;&quot;.&quot;&amp;[.D200]" office:value-type="string" office:string-value="275=1John.4" calcext:value-type="string">
            <text:p>275=1John.4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1Joh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1]&amp;&quot;=&quot;&amp;[.C201]&amp;&quot;.&quot;&amp;[.D201]" office:value-type="string" office:string-value="276=1John.5" calcext:value-type="string">
            <text:p>276=1John.5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2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2]&amp;&quot;=&quot;&amp;[.C202]&amp;&quot;.&quot;&amp;[.D202]" office:value-type="string" office:string-value="277=2John.1" calcext:value-type="string">
            <text:p>277=2John.1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3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3]&amp;&quot;=&quot;&amp;[.C203]&amp;&quot;.&quot;&amp;[.D203]" office:value-type="string" office:string-value="278=3John.1" calcext:value-type="string">
            <text:p>278=3John.1</text:p>
          </table:table-cell>
        </table:table-row>
        <table:table-row table:style-name="ro1">
          <table:table-cell office:value-type="string" calcext:value-type="string">
            <text:p>Week 4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P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4]&amp;&quot;=&quot;&amp;[.C204]&amp;&quot;.&quot;&amp;[.D204]" office:value-type="string" office:string-value="281=1Pet.1" calcext:value-type="string">
            <text:p>281=1Pet.1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1P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5]&amp;&quot;=&quot;&amp;[.C205]&amp;&quot;.&quot;&amp;[.D205]" office:value-type="string" office:string-value="282=1Pet.2" calcext:value-type="string">
            <text:p>282=1Pet.2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1Pe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06]&amp;&quot;=&quot;&amp;[.C206]&amp;&quot;.&quot;&amp;[.D206]" office:value-type="string" office:string-value="283=1Pet.3" calcext:value-type="string">
            <text:p>283=1Pet.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1Pe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07]&amp;&quot;=&quot;&amp;[.C207]&amp;&quot;.&quot;&amp;[.D207]" office:value-type="string" office:string-value="284=1Pet.4" calcext:value-type="string">
            <text:p>284=1Pet.4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1Pe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8]&amp;&quot;=&quot;&amp;[.C208]&amp;&quot;.&quot;&amp;[.D208]" office:value-type="string" office:string-value="285=1Pet.5" calcext:value-type="string">
            <text:p>285=1Pet.5</text:p>
          </table:table-cell>
        </table:table-row>
        <table:table-row table:style-name="ro1">
          <table:table-cell office:value-type="string" calcext:value-type="string">
            <text:p>Week 4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9]&amp;&quot;=&quot;&amp;[.C209]&amp;&quot;.&quot;&amp;[.D209]" office:value-type="string" office:string-value="288=John.1" calcext:value-type="string">
            <text:p>288=John.1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0]&amp;&quot;=&quot;&amp;[.C210]&amp;&quot;.&quot;&amp;[.D210]" office:value-type="string" office:string-value="289=John.2" calcext:value-type="string">
            <text:p>289=John.2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11]&amp;&quot;=&quot;&amp;[.C211]&amp;&quot;.&quot;&amp;[.D211]" office:value-type="string" office:string-value="290=John.3" calcext:value-type="string">
            <text:p>290=John.3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12]&amp;&quot;=&quot;&amp;[.C212]&amp;&quot;.&quot;&amp;[.D212]" office:value-type="string" office:string-value="291=John.4" calcext:value-type="string">
            <text:p>291=John.4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3]&amp;&quot;=&quot;&amp;[.C213]&amp;&quot;.&quot;&amp;[.D213]" office:value-type="string" office:string-value="292=John.5" calcext:value-type="string">
            <text:p>292=John.5</text:p>
          </table:table-cell>
        </table:table-row>
        <table:table-row table:style-name="ro1">
          <table:table-cell office:value-type="string" calcext:value-type="string">
            <text:p>Week 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14]&amp;&quot;=&quot;&amp;[.C214]&amp;&quot;.&quot;&amp;[.D214]" office:value-type="string" office:string-value="295=John.6" calcext:value-type="string">
            <text:p>295=John.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15]&amp;&quot;=&quot;&amp;[.C215]&amp;&quot;.&quot;&amp;[.D215]" office:value-type="string" office:string-value="296=John.7" calcext:value-type="string">
            <text:p>296=John.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16]&amp;&quot;=&quot;&amp;[.C216]&amp;&quot;.&quot;&amp;[.D216]" office:value-type="string" office:string-value="297=John.8" calcext:value-type="string">
            <text:p>297=John.8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John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217]&amp;&quot;=&quot;&amp;[.C217]&amp;&quot;.&quot;&amp;[.D217]" office:value-type="string" office:string-value="298=John.9" calcext:value-type="string">
            <text:p>298=John.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18]&amp;&quot;=&quot;&amp;[.C218]&amp;&quot;.&quot;&amp;[.D218]" office:value-type="string" office:string-value="299=John.10" calcext:value-type="string">
            <text:p>299=John.10</text:p>
          </table:table-cell>
        </table:table-row>
        <table:table-row table:style-name="ro1">
          <table:table-cell office:value-type="string" calcext:value-type="string">
            <text:p>Week 4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219]&amp;&quot;=&quot;&amp;[.C219]&amp;&quot;.&quot;&amp;[.D219]" office:value-type="string" office:string-value="302=John.11" calcext:value-type="string">
            <text:p>302=John.11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20]&amp;&quot;=&quot;&amp;[.C220]&amp;&quot;.&quot;&amp;[.D220]" office:value-type="string" office:string-value="303=John.12" calcext:value-type="string">
            <text:p>303=John.12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221]&amp;&quot;=&quot;&amp;[.C221]&amp;&quot;.&quot;&amp;[.D221]" office:value-type="string" office:string-value="304=John.13" calcext:value-type="string">
            <text:p>304=John.1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22]&amp;&quot;=&quot;&amp;[.C222]&amp;&quot;.&quot;&amp;[.D222]" office:value-type="string" office:string-value="305=John.14" calcext:value-type="string">
            <text:p>305=John.14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23]&amp;&quot;=&quot;&amp;[.C223]&amp;&quot;.&quot;&amp;[.D223]" office:value-type="string" office:string-value="306=John.15" calcext:value-type="string">
            <text:p>306=John.15</text:p>
          </table:table-cell>
        </table:table-row>
        <table:table-row table:style-name="ro1">
          <table:table-cell office:value-type="string" calcext:value-type="string">
            <text:p>Week 4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224]&amp;&quot;=&quot;&amp;[.C224]&amp;&quot;.&quot;&amp;[.D224]" office:value-type="string" office:string-value="309=John.16" calcext:value-type="string">
            <text:p>309=John.16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225]&amp;&quot;=&quot;&amp;[.C225]&amp;&quot;.&quot;&amp;[.D225]" office:value-type="string" office:string-value="310=John.17" calcext:value-type="string">
            <text:p>310=John.17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John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226]&amp;&quot;=&quot;&amp;[.C226]&amp;&quot;.&quot;&amp;[.D226]" office:value-type="string" office:string-value="311=John.18" calcext:value-type="string">
            <text:p>311=John.18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John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27]&amp;&quot;=&quot;&amp;[.C227]&amp;&quot;.&quot;&amp;[.D227]" office:value-type="string" office:string-value="312=John.19" calcext:value-type="string">
            <text:p>312=John.19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28]&amp;&quot;=&quot;&amp;[.C228]&amp;&quot;.&quot;&amp;[.D228]" office:value-type="string" office:string-value="313=John.20" calcext:value-type="string">
            <text:p>313=John.20</text:p>
          </table:table-cell>
        </table:table-row>
        <table:table-row table:style-name="ro1">
          <table:table-cell office:value-type="string" calcext:value-type="string">
            <text:p>Week 4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29]&amp;&quot;=&quot;&amp;[.C229]&amp;&quot;.&quot;&amp;[.D229]" office:value-type="string" office:string-value="316=John.21" calcext:value-type="string">
            <text:p>316=John.21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1Thes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0]&amp;&quot;=&quot;&amp;[.C230]&amp;&quot;.&quot;&amp;[.D230]" office:value-type="string" office:string-value="317=1Thess.1" calcext:value-type="string">
            <text:p>317=1Thess.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1Thes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1]&amp;&quot;=&quot;&amp;[.C231]&amp;&quot;.&quot;&amp;[.D231]" office:value-type="string" office:string-value="318=1Thess.2" calcext:value-type="string">
            <text:p>318=1Thess.2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1Th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2]&amp;&quot;=&quot;&amp;[.C232]&amp;&quot;.&quot;&amp;[.D232]" office:value-type="string" office:string-value="319=1Thess.3" calcext:value-type="string">
            <text:p>319=1Thess.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1Thes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33]&amp;&quot;=&quot;&amp;[.C233]&amp;&quot;.&quot;&amp;[.D233]" office:value-type="string" office:string-value="320=1Thess.4" calcext:value-type="string">
            <text:p>320=1Thess.4</text:p>
          </table:table-cell>
        </table:table-row>
        <table:table-row table:style-name="ro1">
          <table:table-cell office:value-type="string" calcext:value-type="string">
            <text:p>Week 4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Thes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4]&amp;&quot;=&quot;&amp;[.C234]&amp;&quot;.&quot;&amp;[.D234]" office:value-type="string" office:string-value="323=1Thess.5" calcext:value-type="string">
            <text:p>323=1Thess.5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2Thes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5]&amp;&quot;=&quot;&amp;[.C235]&amp;&quot;.&quot;&amp;[.D235]" office:value-type="string" office:string-value="324=2Thess.1" calcext:value-type="string">
            <text:p>324=2Thess.1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2Thes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6]&amp;&quot;=&quot;&amp;[.C236]&amp;&quot;.&quot;&amp;[.D236]" office:value-type="string" office:string-value="325=2Thess.2" calcext:value-type="string">
            <text:p>325=2Thess.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2Th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7]&amp;&quot;=&quot;&amp;[.C237]&amp;&quot;.&quot;&amp;[.D237]" office:value-type="string" office:string-value="326=2Thess.3" calcext:value-type="string">
            <text:p>326=2Thess.3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2P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8]&amp;&quot;=&quot;&amp;[.C238]&amp;&quot;.&quot;&amp;[.D238]" office:value-type="string" office:string-value="327=2Pet.1" calcext:value-type="string">
            <text:p>327=2Pet.1</text:p>
          </table:table-cell>
        </table:table-row>
        <table:table-row table:style-name="ro1">
          <table:table-cell office:value-type="string" calcext:value-type="string">
            <text:p>Week 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P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9]&amp;&quot;=&quot;&amp;[.C239]&amp;&quot;.&quot;&amp;[.D239]" office:value-type="string" office:string-value="330=2Pet.2" calcext:value-type="string">
            <text:p>330=2Pet.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2Pe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40]&amp;&quot;=&quot;&amp;[.C240]&amp;&quot;.&quot;&amp;[.D240]" office:value-type="string" office:string-value="331=2Pet.3" calcext:value-type="string">
            <text:p>331=2Pet.3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1]&amp;&quot;=&quot;&amp;[.C241]&amp;&quot;.&quot;&amp;[.D241]" office:value-type="string" office:string-value="332=Jude.1" calcext:value-type="string">
            <text:p>332=Jude.1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Rev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2]&amp;&quot;=&quot;&amp;[.C242]&amp;&quot;.&quot;&amp;[.D242]" office:value-type="string" office:string-value="333=Rev.1" calcext:value-type="string">
            <text:p>333=Rev.1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Rev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3]&amp;&quot;=&quot;&amp;[.C243]&amp;&quot;.&quot;&amp;[.D243]" office:value-type="string" office:string-value="334=Rev.2" calcext:value-type="string">
            <text:p>334=Rev.2</text:p>
          </table:table-cell>
        </table:table-row>
        <table:table-row table:style-name="ro1">
          <table:table-cell office:value-type="string" calcext:value-type="string">
            <text:p>Week 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ev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44]&amp;&quot;=&quot;&amp;[.C244]&amp;&quot;.&quot;&amp;[.D244]" office:value-type="string" office:string-value="337=Rev.3" calcext:value-type="string">
            <text:p>337=Rev.3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Rev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5]&amp;&quot;=&quot;&amp;[.C245]&amp;&quot;.&quot;&amp;[.D245]" office:value-type="string" office:string-value="338=Rev.4" calcext:value-type="string">
            <text:p>338=Rev.4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Rev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6]&amp;&quot;=&quot;&amp;[.C246]&amp;&quot;.&quot;&amp;[.D246]" office:value-type="string" office:string-value="339=Rev.5" calcext:value-type="string">
            <text:p>339=Rev.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Rev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47]&amp;&quot;=&quot;&amp;[.C247]&amp;&quot;.&quot;&amp;[.D247]" office:value-type="string" office:string-value="340=Rev.6" calcext:value-type="string">
            <text:p>340=Rev.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Rev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48]&amp;&quot;=&quot;&amp;[.C248]&amp;&quot;.&quot;&amp;[.D248]" office:value-type="string" office:string-value="341=Rev.7" calcext:value-type="string">
            <text:p>341=Rev.7</text:p>
          </table:table-cell>
        </table:table-row>
        <table:table-row table:style-name="ro1">
          <table:table-cell office:value-type="string" calcext:value-type="string">
            <text:p>Week 5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ev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49]&amp;&quot;=&quot;&amp;[.C249]&amp;&quot;.&quot;&amp;[.D249]" office:value-type="string" office:string-value="344=Rev.8" calcext:value-type="string">
            <text:p>344=Rev.8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Rev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250]&amp;&quot;=&quot;&amp;[.C250]&amp;&quot;.&quot;&amp;[.D250]" office:value-type="string" office:string-value="345=Rev.9" calcext:value-type="string">
            <text:p>345=Rev.9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Rev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51]&amp;&quot;=&quot;&amp;[.C251]&amp;&quot;.&quot;&amp;[.D251]" office:value-type="string" office:string-value="346=Rev.10" calcext:value-type="string">
            <text:p>346=Rev.10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Rev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252]&amp;&quot;=&quot;&amp;[.C252]&amp;&quot;.&quot;&amp;[.D252]" office:value-type="string" office:string-value="347=Rev.11" calcext:value-type="string">
            <text:p>347=Rev.11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Rev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53]&amp;&quot;=&quot;&amp;[.C253]&amp;&quot;.&quot;&amp;[.D253]" office:value-type="string" office:string-value="348=Rev.12" calcext:value-type="string">
            <text:p>348=Rev.12</text:p>
          </table:table-cell>
        </table:table-row>
        <table:table-row table:style-name="ro1">
          <table:table-cell office:value-type="string" calcext:value-type="string">
            <text:p>Week 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ev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254]&amp;&quot;=&quot;&amp;[.C254]&amp;&quot;.&quot;&amp;[.D254]" office:value-type="string" office:string-value="351=Rev.13" calcext:value-type="string">
            <text:p>351=Rev.13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Rev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55]&amp;&quot;=&quot;&amp;[.C255]&amp;&quot;.&quot;&amp;[.D255]" office:value-type="string" office:string-value="352=Rev.14" calcext:value-type="string">
            <text:p>352=Rev.14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Rev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56]&amp;&quot;=&quot;&amp;[.C256]&amp;&quot;.&quot;&amp;[.D256]" office:value-type="string" office:string-value="353=Rev.15" calcext:value-type="string">
            <text:p>353=Rev.15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Rev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257]&amp;&quot;=&quot;&amp;[.C257]&amp;&quot;.&quot;&amp;[.D257]" office:value-type="string" office:string-value="354=Rev.16" calcext:value-type="string">
            <text:p>354=Rev.1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Rev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258]&amp;&quot;=&quot;&amp;[.C258]&amp;&quot;.&quot;&amp;[.D258]" office:value-type="string" office:string-value="355=Rev.17" calcext:value-type="string">
            <text:p>355=Rev.17</text:p>
          </table:table-cell>
        </table:table-row>
        <table:table-row table:style-name="ro1">
          <table:table-cell office:value-type="string" calcext:value-type="string">
            <text:p>Week 5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ev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259]&amp;&quot;=&quot;&amp;[.C259]&amp;&quot;.&quot;&amp;[.D259]" office:value-type="string" office:string-value="358=Rev.18" calcext:value-type="string">
            <text:p>358=Rev.18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Rev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60]&amp;&quot;=&quot;&amp;[.C260]&amp;&quot;.&quot;&amp;[.D260]" office:value-type="string" office:string-value="359=Rev.19" calcext:value-type="string">
            <text:p>359=Rev.19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Rev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61]&amp;&quot;=&quot;&amp;[.C261]&amp;&quot;.&quot;&amp;[.D261]" office:value-type="string" office:string-value="360=Rev.20" calcext:value-type="string">
            <text:p>360=Rev.2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Rev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62]&amp;&quot;=&quot;&amp;[.C262]&amp;&quot;.&quot;&amp;[.D262]" office:value-type="string" office:string-value="361=Rev.21" calcext:value-type="string">
            <text:p>361=Rev.2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Rev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63]&amp;&quot;=&quot;&amp;[.C263]&amp;&quot;.&quot;&amp;[.D263]" office:value-type="string" office:string-value="362=Rev.22" calcext:value-type="string">
            <text:p>362=Rev.22</text:p>
          </table:table-cell>
        </table:table-row>
        <table:table-row table:style-name="ro1">
          <table:table-cell office:value-type="string" calcext:value-type="string">
            <text:p>Week 53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7:53:09.510367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0:08:58.859928043</meta:creation-date>
    <dc:date>2025-01-15T18:01:52.357184728</dc:date>
    <meta:editing-duration>PT19M5S</meta:editing-duration>
    <meta:editing-cycles>4</meta:editing-cycles>
    <meta:generator>LibreOffice/24.2.7.2$Linux_X86_64 LibreOffice_project/420$Build-2</meta:generator>
    <meta:document-statistic meta:table-count="1" meta:cell-count="1097" meta:object-count="0"/>
  </office:meta>
</office:document-meta>
</file>